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11.592cm"/>
    </style:style>
    <style:style style:name="gr2" style:family="graphic" style:parent-style-name="standard">
      <style:graphic-properties draw:textarea-horizontal-align="justify" draw:textarea-vertical-align="middle" draw:auto-grow-height="false" fo:min-height="0.946cm" fo:min-width="4.034cm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4.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3.971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3.5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96cm" fo:min-width="4.0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17.1cm" svg:height="3.8cm" svg:x="0.4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7.2cm" svg:height="1.9cm" svg:x="5.2cm" svg:y="5.9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7.4cm" svg:height="2.4cm" svg:x="5cm" svg:y="8.8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8.8cm" svg:y1="7.8cm" svg:x2="8.7cm" svg:y2="8.8cm" draw:start-shape="id1" draw:start-glue-point="8" draw:end-shape="id2" svg:d="M8800 7800l-100 1000" svg:viewBox="0 0 101 1001">
          <text:p/>
        </draw:connector>
        <draw:connector draw:style-name="gr4" draw:text-style-name="P2" draw:layer="layout" draw:type="line" svg:x1="8.95cm" svg:y1="4.8cm" svg:x2="8.8cm" svg:y2="5.9cm" draw:start-shape="id3" draw:end-shape="id1" draw:end-glue-point="5" svg:d="M8950 4800l-150 1100" svg:viewBox="0 0 151 1101">
          <text:p/>
        </draw:connector>
        <draw:custom-shape draw:style-name="gr5" draw:text-style-name="P1" xml:id="id4" draw:id="id4" draw:layer="layout" svg:width="5.8cm" svg:height="3cm" svg:x="6.3cm" svg:y="12.4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7.775cm" svg:y1="11.2cm" svg:x2="9.2cm" svg:y2="12.4cm" draw:start-shape="id2" draw:start-glue-point="7" draw:end-shape="id4" draw:end-glue-point="4" svg:d="M7775 11200l1425 1200" svg:viewBox="0 0 1426 1201">
          <text:p/>
        </draw:connector>
        <draw:connector draw:style-name="gr4" draw:text-style-name="P2" xml:id="id10" draw:id="id10" draw:layer="layout" svg:x1="12.1cm" svg:y1="13.9cm" svg:x2="12.1cm" svg:y2="13.9cm" draw:start-shape="id4" draw:start-glue-point="7" draw:end-shape="id4" svg:d="M12100 13900z" svg:viewBox="0 0 1 1">
          <text:p/>
        </draw:connector>
        <draw:custom-shape draw:style-name="gr6" draw:text-style-name="P1" xml:id="id5" draw:id="id5" draw:layer="layout" svg:width="7.1cm" svg:height="1.6cm" svg:x="13.9cm" svg:y="14.5cm">
          <text:p text:style-name="P1">Drukuj a &gt;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6" draw:id="id6" draw:layer="layout" svg:width="5.7cm" svg:height="1.6cm" svg:x="14.7cm" svg:y="22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45cm" svg:y1="16.1cm" svg:x2="17.55cm" svg:y2="22.8cm" draw:start-shape="id5" draw:start-glue-point="8" draw:end-shape="id6" draw:end-glue-point="4" svg:d="M17450 16100l100 6700" svg:viewBox="0 0 101 6701">
          <text:p/>
        </draw:connector>
        <draw:custom-shape draw:style-name="gr5" draw:text-style-name="P1" xml:id="id7" draw:id="id7" draw:layer="layout" svg:width="5.8cm" svg:height="3cm" svg:x="1.6cm" svg:y="14.9cm">
          <text:p text:style-name="P1">b &g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6.3cm" svg:y1="13.9cm" svg:x2="4.5cm" svg:y2="14.9cm" draw:start-shape="id4" draw:start-glue-point="5" draw:end-shape="id7" svg:d="M6300 13900h-1800v1000" svg:viewBox="0 0 1801 1001">
          <text:p text:style-name="P1">NIE</text:p>
        </draw:connector>
        <draw:custom-shape draw:style-name="gr9" draw:text-style-name="P1" xml:id="id8" draw:id="id8" draw:layer="layout" svg:width="7.3cm" svg:height="1.5cm" svg:x="8.6cm" svg:y="17.4cm">
          <text:p text:style-name="P1">Drukuj b &gt; a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9" draw:id="id9" draw:layer="layout" svg:width="7.1cm" svg:height="1.6cm" svg:x="2.2cm" svg:y="21cm">
          <text:p text:style-name="P1">Drukuj b =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7.4cm" svg:y1="16.4cm" svg:x2="13.163cm" svg:y2="17.4cm" draw:start-shape="id7" draw:start-glue-point="7" draw:end-shape="id8" draw:end-glue-point="4" svg:d="M7400 16400h5763v1000" svg:viewBox="0 0 5764 1001">
          <text:p text:style-name="P1">TAK</text:p>
        </draw:connector>
        <draw:connector draw:style-name="gr8" draw:text-style-name="P2" draw:layer="layout" svg:x1="1.6cm" svg:y1="16.4cm" svg:x2="5.75cm" svg:y2="21cm" draw:start-shape="id7" draw:start-glue-point="5" draw:end-shape="id9" draw:end-glue-point="5" svg:d="M1600 16400h-501v3051h4651v1549" svg:viewBox="0 0 4652 4601">
          <text:p text:style-name="P1">NIE</text:p>
        </draw:connector>
        <draw:connector draw:style-name="gr4" draw:text-style-name="P2" draw:layer="layout" draw:type="line" svg:x1="8.413cm" svg:y1="21.8cm" svg:x2="14.7cm" svg:y2="23.6cm" draw:start-shape="id9" draw:start-glue-point="6" draw:end-shape="id6" draw:end-glue-point="6" svg:d="M8413 21800l6287 1800" svg:viewBox="0 0 6288 1801">
          <text:p/>
        </draw:connector>
        <draw:connector draw:style-name="gr4" draw:text-style-name="P2" draw:layer="layout" draw:type="line" svg:x1="12.25cm" svg:y1="18.9cm" svg:x2="15.534cm" svg:y2="23.034cm" draw:start-shape="id8" draw:start-glue-point="8" draw:end-shape="id6" draw:end-glue-point="5" svg:d="M12250 18900l3284 4134" svg:viewBox="0 0 3285 4135">
          <text:p/>
        </draw:connector>
        <draw:connector draw:style-name="gr8" draw:text-style-name="P2" draw:layer="layout" svg:x1="12.1cm" svg:y1="13.9cm" svg:x2="18.338cm" svg:y2="14.5cm" draw:start-shape="id10" draw:start-glue-point="0" draw:end-shape="id5" draw:end-glue-point="4" svg:d="M12100 13900h6238v600" svg:viewBox="0 0 6239 601">
          <text:p text:style-name="P1">TAK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4.855278988</meta:creation-date>
    <dc:date>2019-11-06T08:45:28.955950604</dc:date>
    <meta:editing-duration>PT16M21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